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b69" officeooo:paragraph-rsid="0010db69"/>
    </style:style>
    <style:style style:name="P2" style:family="paragraph" style:parent-style-name="Standard">
      <style:text-properties officeooo:rsid="001169a8" officeooo:paragraph-rsid="001169a8"/>
    </style:style>
    <style:style style:name="P3" style:family="paragraph" style:parent-style-name="Standard">
      <style:text-properties officeooo:rsid="001169a8" officeooo:paragraph-rsid="001169a8"/>
    </style:style>
    <style:style style:name="P4" style:family="paragraph" style:parent-style-name="Standard">
      <style:text-properties officeooo:rsid="0012f367" officeooo:paragraph-rsid="0012f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sion1</text:p>
      <text:p text:style-name="Standard"><text:a xlink:type="simple" xlink:href="https://transcripts.gotomeeting.com/#/s/da899537f646f66dfeb82887fd673701f20c0900f2f485b49dc70b667be4e759" text:style-name="Internet_20_link" text:visited-style-name="Visited_20_Internet_20_Link">https://transcripts.gotomeeting.com/#/s/da899537f646f66dfeb82887fd673701f20c0900f2f485b49dc70b667be4e759</text:a></text:p>
      <text:p text:style-name="Standard"/>
      <text:p text:style-name="P1">Session2</text:p>
      <text:p text:style-name="P1"><text:a xlink:type="simple" xlink:href="https://transcripts.gotomeeting.com/#/s/4e8beb6f032123934b5e76862efeff8b56bbb2cf3071a20d36f19f05733aaf1f" text:style-name="Internet_20_link" text:visited-style-name="Visited_20_Internet_20_Link">https://transcripts.gotomeeting.com/#/s/4e8beb6f032123934b5e76862efeff8b56bbb2cf3071a20d36f19f05733aaf1f</text:a></text:p>
      <text:p text:style-name="P1"/>
      <text:p text:style-name="P1">Session3</text:p>
      <text:p text:style-name="P1"><text:a xlink:type="simple" xlink:href="https://transcripts.gotomeeting.com/#/s/6484afce3b15d0781e0b7ada21315df59b328f494e513aca9ee0e3bbb11e53a4" text:style-name="Internet_20_link" text:visited-style-name="Visited_20_Internet_20_Link">https://transcripts.gotomeeting.com/#/s/6484afce3b15d0781e0b7ada21315df59b328f494e513aca9ee0e3bbb11e53a4</text:a></text:p>
      <text:p text:style-name="P1"/>
      <text:p text:style-name="P1">Session4</text:p>
      <text:p text:style-name="P1">https://transcripts.gotomeeting.com/#/s/b21d2c16edcaf3c561fca8fb86aa66d2d56b93494a5adc66d81aa46cf514f9dc</text:p>
      <text:p text:style-name="P1"/>
      <text:p text:style-name="P1">Session5</text:p>
      <text:p text:style-name="P1"><text:a xlink:type="simple" xlink:href="https://transcripts.gotomeeting.com/#/s/5adfe1e095573f1244b9e6a7ee813e758797f81ffc4123de9a4ea3e3596868ae" text:style-name="Internet_20_link" text:visited-style-name="Visited_20_Internet_20_Link">https://transcripts.gotomeeting.com/#/s/5adfe1e095573f1244b9e6a7ee813e758797f81ffc4123de9a4ea3e3596868ae</text:a></text:p>
      <text:p text:style-name="P1"/>
      <text:p text:style-name="P2">Session6</text:p>
      <text:p text:style-name="P2">https://transcripts.gotomeeting.com/#/s/82a71ce2425909c47e9f28a5ed529cfbc760406090cbc4f2e39d8ed1974c82d2</text:p>
      <text:p text:style-name="P2"/>
      <text:p text:style-name="P2">Session7</text:p>
      <text:p text:style-name="P2"><text:a xlink:type="simple" xlink:href="https://transcripts.gotomeeting.com/#/s/5f8b9e6e4d16d84bb401816ebde7fc3b85eefb7490c7179ed678287ad6ad4788" text:style-name="Internet_20_link" text:visited-style-name="Visited_20_Internet_20_Link">https://transcripts.gotomeeting.com/#/s/5f8b9e6e4d16d84bb401816ebde7fc3b85eefb7490c7179ed678287ad6ad4788</text:a></text:p>
      <text:p text:style-name="P2"/>
      <text:p text:style-name="P4">Seession8</text:p>
      <text:p text:style-name="P4">https://transcripts.gotomeeting.com/#/s/8059745c2ca36707198d12b780b1077e2507d9b85457a0885d51fb420da30895</text:p>
      <text:p text:style-name="P4"/>
      <text:p text:style-name="P4">session9</text:p>
      <text:p text:style-name="P4">https://transcripts.gotomeeting.com/#/s/a095430ba2a163a0c642d680d9897a2087d2996478307b7942a02744b442de6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23:04:47.583274292</meta:creation-date>
    <dc:date>2022-09-15T20:36:57.972944757</dc:date>
    <meta:editing-duration>PT36M38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18" meta:word-count="18" meta:character-count="1009" meta:non-whitespace-character-count="1009"/>
  </office:meta>
</office:document-meta>
</file>